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msSession.set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isKeepAliv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get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setKeepAliveEnabled( boolean isKeepAliv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getApplic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setApplicationId( String applic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msSession.setTransport( SmsTransportType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